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text-properties officeooo:rsid="001d1c5e" officeooo:paragraph-rsid="001d1c5e"/>
    </style:style>
    <style:style style:name="P2" style:family="paragraph" style:parent-style-name="Footnote">
      <style:text-properties officeooo:rsid="0041cbb8" officeooo:paragraph-rsid="0041cbb8"/>
    </style:style>
    <style:style style:name="P3" style:family="paragraph" style:parent-style-name="Footnote">
      <style:text-properties officeooo:rsid="00422c20" officeooo:paragraph-rsid="00422c20"/>
    </style:style>
    <style:style style:name="P4" style:family="paragraph" style:parent-style-name="Footnote">
      <style:text-properties officeooo:rsid="004e7608" officeooo:paragraph-rsid="004e7608"/>
    </style:style>
    <style:style style:name="P5" style:family="paragraph" style:parent-style-name="Standard">
      <style:text-properties fo:language="es" fo:country="VE" officeooo:rsid="0013d7c4" officeooo:paragraph-rsid="0013d7c4"/>
    </style:style>
    <style:style style:name="P6" style:family="paragraph" style:parent-style-name="Standard">
      <style:text-properties fo:language="es" fo:country="VE" officeooo:paragraph-rsid="0013d7c4"/>
    </style:style>
    <style:style style:name="P7" style:family="paragraph" style:parent-style-name="Standard">
      <style:paragraph-properties fo:text-align="justify" style:justify-single-word="false"/>
      <style:text-properties fo:language="es" fo:country="VE" officeooo:rsid="0015d0a8" officeooo:paragraph-rsid="0018bf11"/>
    </style:style>
    <style:style style:name="P8" style:family="paragraph" style:parent-style-name="Standard">
      <style:text-properties fo:language="es" fo:country="VE" officeooo:rsid="00209983" officeooo:paragraph-rsid="00209983"/>
    </style:style>
    <style:style style:name="P9" style:family="paragraph" style:parent-style-name="Standard">
      <style:text-properties fo:language="es" fo:country="VE" officeooo:rsid="0021ff55" officeooo:paragraph-rsid="0021ff55"/>
    </style:style>
    <style:style style:name="P10" style:family="paragraph" style:parent-style-name="Standard">
      <style:text-properties fo:language="es" fo:country="VE" officeooo:rsid="002795ea" officeooo:paragraph-rsid="002795ea"/>
    </style:style>
    <style:style style:name="P11" style:family="paragraph" style:parent-style-name="Standard">
      <style:paragraph-properties fo:text-align="justify" style:justify-single-word="false"/>
      <style:text-properties fo:language="es" fo:country="VE" fo:font-style="normal" officeooo:rsid="0018bf11" officeooo:paragraph-rsid="0018bf11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language="es" fo:country="VE" fo:font-style="normal" officeooo:rsid="0018bf11" officeooo:paragraph-rsid="0018bf11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language="es" fo:country="VE" fo:font-style="normal" officeooo:rsid="001a66a1" officeooo:paragraph-rsid="001a66a1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language="es" fo:country="VE" fo:font-style="normal" officeooo:rsid="001a66a1" officeooo:paragraph-rsid="001a66a1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language="es" fo:country="VE" fo:font-style="normal" officeooo:rsid="001b87c1" officeooo:paragraph-rsid="001b1ce9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language="es" fo:country="VE" fo:font-style="normal" officeooo:rsid="001d1c5e" officeooo:paragraph-rsid="001d1c5e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language="es" fo:country="VE" fo:font-style="normal" officeooo:rsid="001e4d3e" officeooo:paragraph-rsid="001e4d3e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language="es" fo:country="VE" fo:font-style="normal" officeooo:rsid="0021ff55" officeooo:paragraph-rsid="001fb241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language="es" fo:country="VE" fo:font-style="normal" officeooo:rsid="00247860" officeooo:paragraph-rsid="00247860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language="es" fo:country="VE" fo:font-style="normal" officeooo:rsid="001fb241" officeooo:paragraph-rsid="001fb241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language="es" fo:country="VE" fo:font-style="normal" officeooo:rsid="0038e2ab" officeooo:paragraph-rsid="0038e2ab" style:font-style-asian="normal" style:font-style-complex="normal"/>
    </style:style>
    <style:style style:name="P22" style:family="paragraph" style:parent-style-name="Standard">
      <style:paragraph-properties fo:text-align="center" style:justify-single-word="false"/>
      <style:text-properties fo:language="es" fo:country="VE" fo:font-style="normal" officeooo:rsid="0038e2ab" officeooo:paragraph-rsid="0038e2ab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language="es" fo:country="VE" fo:font-style="normal" officeooo:rsid="003cf29a" officeooo:paragraph-rsid="003cf29a" style:font-style-asian="normal" style:font-style-complex="normal"/>
    </style:style>
    <style:style style:name="P24" style:family="paragraph" style:parent-style-name="Standard">
      <style:paragraph-properties fo:text-align="center" style:justify-single-word="false"/>
      <style:text-properties fo:language="es" fo:country="VE" fo:font-style="normal" officeooo:rsid="003cf29a" officeooo:paragraph-rsid="003cf29a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language="es" fo:country="VE" fo:font-style="normal" officeooo:rsid="003d8f49" officeooo:paragraph-rsid="003d8f49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fo:language="es" fo:country="VE" fo:font-style="normal" officeooo:rsid="0045ca0c" officeooo:paragraph-rsid="0045ca0c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40508b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3cf29a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language="es" fo:country="VE" fo:font-style="normal" officeooo:rsid="004a92d4" officeooo:paragraph-rsid="004a92d4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language="es" fo:country="VE" fo:font-style="normal" officeooo:rsid="00422c20" officeooo:paragraph-rsid="00422c20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32" style:family="paragraph" style:parent-style-name="Standard">
      <style:paragraph-properties fo:text-align="center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33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2c642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3ce51" style:font-style-asian="normal" style:font-style-complex="normal"/>
    </style:style>
    <style:style style:name="P35" style:family="paragraph" style:parent-style-name="Standard">
      <style:paragraph-properties fo:text-align="center" style:justify-single-word="false"/>
      <style:text-properties fo:language="es" fo:country="VE" fo:font-style="normal" officeooo:rsid="0042c642" officeooo:paragraph-rsid="0042c642" style:font-style-asian="normal" style:font-style-complex="normal"/>
    </style:style>
    <style:style style:name="P36" style:family="paragraph" style:parent-style-name="Standard">
      <style:paragraph-properties fo:text-align="justify" style:justify-single-word="false"/>
      <style:text-properties fo:language="es" fo:country="VE" fo:font-style="normal" officeooo:rsid="00563385" officeooo:paragraph-rsid="00563385" style:font-style-asian="normal" style:font-style-complex="normal"/>
    </style:style>
    <style:style style:name="P37" style:family="paragraph" style:parent-style-name="Standard">
      <style:paragraph-properties fo:text-align="center" style:justify-single-word="false"/>
      <style:text-properties fo:language="es" fo:country="VE" fo:font-style="normal" officeooo:rsid="00563385" officeooo:paragraph-rsid="00563385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fo:language="es" fo:country="VE" fo:font-style="normal" officeooo:rsid="005b76ff" officeooo:paragraph-rsid="00563385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fo:language="es" fo:country="VE" fo:font-style="normal" officeooo:rsid="0072745d" officeooo:paragraph-rsid="0072745d" style:font-style-asian="normal" style:font-style-complex="normal"/>
    </style:style>
    <style:style style:name="P40" style:family="paragraph" style:parent-style-name="Standard">
      <style:paragraph-properties fo:text-align="justify" style:justify-single-word="false"/>
      <style:text-properties fo:language="es" fo:country="VE" fo:font-style="normal" officeooo:rsid="00848d24" officeooo:paragraph-rsid="00848d24" style:font-style-asian="normal" style:font-style-complex="normal"/>
    </style:style>
    <style:style style:name="P41" style:family="paragraph" style:parent-style-name="Standard">
      <style:paragraph-properties fo:text-align="justify" style:justify-single-word="false"/>
      <style:text-properties fo:language="es" fo:country="VE" fo:font-style="normal" officeooo:rsid="00465536" officeooo:paragraph-rsid="00465536" style:font-style-asian="normal" style:font-style-complex="normal"/>
    </style:style>
    <style:style style:name="P42" style:family="paragraph" style:parent-style-name="Standard">
      <style:paragraph-properties fo:text-align="center" style:justify-single-word="false"/>
      <style:text-properties fo:language="es" fo:country="VE" fo:font-style="normal" officeooo:rsid="00465536" officeooo:paragraph-rsid="00465536" style:font-style-asian="normal" style:font-style-complex="normal"/>
    </style:style>
    <style:style style:name="P43" style:family="paragraph" style:parent-style-name="Standard">
      <style:paragraph-properties fo:text-align="center" style:justify-single-word="false"/>
      <style:text-properties fo:language="es" fo:country="VE" fo:font-style="normal" officeooo:rsid="00465536" officeooo:paragraph-rsid="00908ebc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fo:language="es" fo:country="VE" fo:font-style="normal" officeooo:rsid="008aa347" officeooo:paragraph-rsid="008aa347" style:font-style-asian="normal" style:font-style-complex="normal"/>
    </style:style>
    <style:style style:name="P45" style:family="paragraph" style:parent-style-name="Standard">
      <style:paragraph-properties fo:text-align="center" style:justify-single-word="false"/>
      <style:text-properties fo:language="es" fo:country="VE" fo:font-style="normal" officeooo:rsid="008aa347" officeooo:paragraph-rsid="008aa347" style:font-style-asian="normal" style:font-style-complex="normal"/>
    </style:style>
    <style:style style:name="P46" style:family="paragraph" style:parent-style-name="Standard">
      <style:paragraph-properties fo:text-align="justify" style:justify-single-word="false"/>
      <style:text-properties fo:language="es" fo:country="VE" fo:font-style="normal" officeooo:rsid="008c4653" officeooo:paragraph-rsid="008c4653" style:font-style-asian="normal" style:font-style-complex="normal"/>
    </style:style>
    <style:style style:name="P47" style:family="paragraph" style:parent-style-name="Standard">
      <style:paragraph-properties fo:text-align="center" style:justify-single-word="false"/>
      <style:text-properties fo:language="es" fo:country="VE" fo:font-style="normal" officeooo:rsid="008c4653" officeooo:paragraph-rsid="008c4653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fo:language="es" fo:country="VE" fo:font-style="normal" officeooo:rsid="008c8e6c" officeooo:paragraph-rsid="008c8e6c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fo:language="es" fo:country="VE" fo:font-style="normal" officeooo:rsid="008c8e6c" officeooo:paragraph-rsid="008eda72" style:font-style-asian="normal" style:font-style-complex="normal"/>
    </style:style>
    <style:style style:name="P50" style:family="paragraph" style:parent-style-name="Standard">
      <style:paragraph-properties fo:text-align="center" style:justify-single-word="false"/>
      <style:text-properties fo:language="es" fo:country="VE" fo:font-style="normal" officeooo:rsid="008c8e6c" officeooo:paragraph-rsid="008eda72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fo:language="es" fo:country="VE" fo:font-style="normal" officeooo:rsid="008cfd85" officeooo:paragraph-rsid="008cfd85" style:font-style-asian="normal" style:font-style-complex="normal"/>
    </style:style>
    <style:style style:name="P52" style:family="paragraph" style:parent-style-name="Standard">
      <style:paragraph-properties fo:text-align="center" style:justify-single-word="false"/>
      <style:text-properties fo:language="es" fo:country="VE" fo:font-style="normal" officeooo:rsid="008cfd85" officeooo:paragraph-rsid="008cfd85" style:font-style-asian="normal" style:font-style-complex="normal"/>
    </style:style>
    <style:style style:name="P53" style:family="paragraph" style:parent-style-name="Standard">
      <style:paragraph-properties fo:text-align="center" style:justify-single-word="false"/>
      <style:text-properties fo:language="es" fo:country="VE" fo:font-style="normal" officeooo:rsid="004cf090" officeooo:paragraph-rsid="00908ebc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fo:language="es" fo:country="VE" fo:font-style="normal" officeooo:rsid="004cf090" officeooo:paragraph-rsid="00908ebc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fo:language="es" fo:country="VE" fo:font-style="normal" officeooo:rsid="004ed735" officeooo:paragraph-rsid="00908ebc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fo:language="es" fo:country="VE" fo:font-style="normal" officeooo:rsid="004ed735" officeooo:paragraph-rsid="00912340" style:font-style-asian="normal" style:font-style-complex="normal"/>
    </style:style>
    <style:style style:name="P57" style:family="paragraph" style:parent-style-name="Standard">
      <style:paragraph-properties fo:text-align="center" style:justify-single-word="false"/>
      <style:text-properties fo:language="es" fo:country="VE" fo:font-style="normal" officeooo:rsid="004ed735" officeooo:paragraph-rsid="00912340" style:font-style-asian="normal" style:font-style-complex="normal"/>
    </style:style>
    <style:style style:name="P58" style:family="paragraph" style:parent-style-name="Standard">
      <style:paragraph-properties fo:text-align="center" style:justify-single-word="false"/>
      <style:text-properties fo:language="es" fo:country="VE" fo:font-style="normal" officeooo:rsid="004e7608" officeooo:paragraph-rsid="00908ebc" style:font-style-asian="normal" style:font-style-complex="normal"/>
    </style:style>
    <style:style style:name="P59" style:family="paragraph" style:parent-style-name="Standard">
      <style:paragraph-properties fo:text-align="justify" style:justify-single-word="false"/>
      <style:text-properties fo:language="es" fo:country="VE" fo:font-style="normal" officeooo:rsid="004e7608" officeooo:paragraph-rsid="00908ebc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fo:language="es" fo:country="VE" fo:font-style="normal" officeooo:rsid="00876857" officeooo:paragraph-rsid="00876857" style:font-style-asian="normal" style:font-style-complex="normal"/>
    </style:style>
    <style:style style:name="P61" style:family="paragraph" style:parent-style-name="Standard">
      <style:paragraph-properties fo:text-align="justify" style:justify-single-word="false"/>
      <style:text-properties fo:language="es" fo:country="VE" fo:font-style="normal" officeooo:rsid="00956b23" officeooo:paragraph-rsid="00956b23" style:font-style-asian="normal" style:font-style-complex="normal"/>
    </style:style>
    <style:style style:name="P62" style:family="paragraph" style:parent-style-name="Standard">
      <style:paragraph-properties fo:text-align="center" style:justify-single-word="false"/>
      <style:text-properties fo:language="es" fo:country="VE" fo:font-style="normal" officeooo:rsid="00956b23" officeooo:paragraph-rsid="00956b23" style:font-style-asian="normal" style:font-style-complex="normal"/>
    </style:style>
    <style:style style:name="P63" style:family="paragraph" style:parent-style-name="Standard">
      <style:paragraph-properties fo:text-align="justify" style:justify-single-word="false"/>
      <style:text-properties fo:language="es" fo:country="VE" fo:font-style="normal" officeooo:rsid="00977bed" officeooo:paragraph-rsid="00977bed" style:font-style-asian="normal" style:font-style-complex="normal"/>
    </style:style>
    <style:style style:name="P64" style:family="paragraph" style:parent-style-name="Standard">
      <style:paragraph-properties fo:text-align="justify" style:justify-single-word="false"/>
      <style:text-properties fo:language="es" fo:country="VE" fo:font-style="normal" officeooo:rsid="00987c87" officeooo:paragraph-rsid="00987c87" style:font-style-asian="normal" style:font-style-complex="normal"/>
    </style:style>
    <style:style style:name="P65" style:family="paragraph" style:parent-style-name="Standard">
      <style:paragraph-properties fo:text-align="center" style:justify-single-word="false"/>
      <style:text-properties fo:language="es" fo:country="VE" fo:font-style="normal" officeooo:rsid="00987c87" officeooo:paragraph-rsid="00987c87" style:font-style-asian="normal" style:font-style-complex="normal"/>
    </style:style>
    <style:style style:name="P66" style:family="paragraph" style:parent-style-name="Standard">
      <style:paragraph-properties fo:text-align="justify" style:justify-single-word="false"/>
      <style:text-properties fo:language="es" fo:country="VE" fo:font-style="normal" officeooo:rsid="0099fcaf" officeooo:paragraph-rsid="0099fcaf" style:font-style-asian="normal" style:font-style-complex="normal"/>
    </style:style>
    <style:style style:name="P67" style:family="paragraph" style:parent-style-name="Standard">
      <style:paragraph-properties fo:text-align="justify" style:justify-single-word="false"/>
      <style:text-properties fo:language="es" fo:country="VE" fo:font-style="normal" officeooo:rsid="00a12620" officeooo:paragraph-rsid="00a12620" style:font-style-asian="normal" style:font-style-complex="normal"/>
    </style:style>
    <style:style style:name="P68" style:family="paragraph" style:parent-style-name="Standard">
      <style:paragraph-properties fo:text-align="center" style:justify-single-word="false"/>
      <style:text-properties fo:language="es" fo:country="VE" fo:font-style="normal" officeooo:rsid="00a12620" officeooo:paragraph-rsid="00a12620" style:font-style-asian="normal" style:font-style-complex="normal"/>
    </style:style>
    <style:style style:name="P69" style:family="paragraph" style:parent-style-name="Standard">
      <style:text-properties fo:language="es" fo:country="VE" officeooo:rsid="0081eb3a" officeooo:paragraph-rsid="0081eb3a"/>
    </style:style>
    <style:style style:name="P70" style:family="paragraph" style:parent-style-name="Standard">
      <style:paragraph-properties fo:text-align="justify" style:justify-single-word="false"/>
      <style:text-properties officeooo:paragraph-rsid="001b1ce9"/>
    </style:style>
    <style:style style:name="P71" style:family="paragraph" style:parent-style-name="Standard">
      <style:paragraph-properties fo:text-align="justify" style:justify-single-word="false"/>
      <style:text-properties officeooo:paragraph-rsid="00422c20"/>
    </style:style>
    <style:style style:name="P72" style:family="paragraph" style:parent-style-name="Standard">
      <style:paragraph-properties fo:text-align="justify" style:justify-single-word="false"/>
      <style:text-properties officeooo:paragraph-rsid="001fb241"/>
    </style:style>
    <style:style style:name="P73" style:family="paragraph" style:parent-style-name="Standard">
      <style:paragraph-properties fo:text-align="justify" style:justify-single-word="false"/>
      <style:text-properties officeooo:paragraph-rsid="0096c487"/>
    </style:style>
    <style:style style:name="P74" style:family="paragraph" style:parent-style-name="Standard">
      <style:paragraph-properties fo:text-align="justify" style:justify-single-word="false"/>
      <style:text-properties officeooo:paragraph-rsid="00563385"/>
    </style:style>
    <style:style style:name="P75" style:family="paragraph" style:parent-style-name="Standard">
      <style:paragraph-properties fo:text-align="justify" style:justify-single-word="false"/>
      <style:text-properties officeooo:rsid="001d1c5e" officeooo:paragraph-rsid="001d1c5e"/>
    </style:style>
    <style:style style:name="P76" style:family="paragraph" style:parent-style-name="Standard">
      <style:paragraph-properties fo:text-align="center" style:justify-single-word="false"/>
      <style:text-properties officeooo:rsid="001d1c5e" officeooo:paragraph-rsid="001d1c5e"/>
    </style:style>
    <style:style style:name="P77" style:family="paragraph" style:parent-style-name="Standard">
      <style:paragraph-properties fo:text-align="justify" style:justify-single-word="false"/>
      <style:text-properties officeooo:rsid="001fb241" officeooo:paragraph-rsid="008592e2"/>
    </style:style>
    <style:style style:name="P78" style:family="paragraph" style:parent-style-name="Standard">
      <style:paragraph-properties fo:text-align="justify" style:justify-single-word="false"/>
      <style:text-properties officeooo:rsid="0021ff55" officeooo:paragraph-rsid="00247860"/>
    </style:style>
    <style:style style:name="P79" style:family="paragraph" style:parent-style-name="Standard">
      <style:paragraph-properties fo:text-align="justify" style:justify-single-word="false"/>
      <style:text-properties officeooo:rsid="00247860" officeooo:paragraph-rsid="00247860"/>
    </style:style>
    <style:style style:name="P80" style:family="paragraph" style:parent-style-name="Standard">
      <style:paragraph-properties fo:text-align="center" style:justify-single-word="false"/>
      <style:text-properties officeooo:rsid="0040508b" officeooo:paragraph-rsid="0040508b"/>
    </style:style>
    <style:style style:name="P81" style:family="paragraph" style:parent-style-name="Standard">
      <style:paragraph-properties fo:text-align="justify" style:justify-single-word="false"/>
      <style:text-properties officeooo:rsid="00426767" officeooo:paragraph-rsid="00426767"/>
    </style:style>
    <style:style style:name="P82" style:family="paragraph" style:parent-style-name="Standard">
      <style:paragraph-properties fo:text-align="justify" style:justify-single-word="false"/>
      <style:text-properties officeooo:rsid="0043ce51" officeooo:paragraph-rsid="0043ce51"/>
    </style:style>
    <style:style style:name="P83" style:family="paragraph" style:parent-style-name="Standard">
      <style:text-properties officeooo:paragraph-rsid="0021ff55"/>
    </style:style>
    <style:style style:name="P84" style:family="paragraph" style:parent-style-name="Standard">
      <style:text-properties officeooo:rsid="00375105" officeooo:paragraph-rsid="0013d7c4"/>
    </style:style>
    <style:style style:name="P85" style:family="paragraph" style:parent-style-name="Standard">
      <style:paragraph-properties fo:text-align="center" style:justify-single-word="false"/>
      <style:text-properties officeooo:paragraph-rsid="001b1ce9"/>
    </style:style>
    <style:style style:name="P86" style:family="paragraph" style:parent-style-name="Standard">
      <style:paragraph-properties fo:text-align="center" style:justify-single-word="false"/>
      <style:text-properties officeooo:paragraph-rsid="00908ebc"/>
    </style:style>
    <style:style style:name="P87" style:family="paragraph" style:parent-style-name="Standard">
      <style:paragraph-properties fo:text-align="center" style:justify-single-word="false"/>
      <style:text-properties officeooo:paragraph-rsid="00912340"/>
    </style:style>
    <style:style style:name="P88" style:family="paragraph" style:parent-style-name="Standard">
      <style:paragraph-properties fo:text-align="justify" style:justify-single-word="false"/>
      <style:text-properties officeooo:rsid="004cf090" officeooo:paragraph-rsid="00908ebc"/>
    </style:style>
    <style:style style:name="P89" style:family="paragraph" style:parent-style-name="Standard">
      <style:paragraph-properties fo:text-align="center" style:justify-single-word="false"/>
      <style:text-properties officeooo:rsid="004ed735" officeooo:paragraph-rsid="00908ebc"/>
    </style:style>
    <style:style style:name="P90" style:family="paragraph" style:parent-style-name="Standard">
      <style:paragraph-properties fo:text-align="justify" style:justify-single-word="false"/>
      <style:text-properties officeooo:rsid="009fba46" officeooo:paragraph-rsid="009fba46"/>
    </style:style>
    <style:style style:name="P91" style:family="paragraph" style:parent-style-name="Text_20_body">
      <style:paragraph-properties fo:text-align="center" style:justify-single-word="false"/>
      <style:text-properties officeooo:rsid="004b1b73" officeooo:paragraph-rsid="00908ebc"/>
    </style:style>
    <style:style style:name="P92" style:family="paragraph" style:parent-style-name="Text_20_body">
      <style:text-properties officeooo:rsid="004b1b73" officeooo:paragraph-rsid="00908ebc"/>
    </style:style>
    <style:style style:name="P93" style:family="paragraph" style:parent-style-name="Standard">
      <style:paragraph-properties fo:text-align="center" style:justify-single-word="false"/>
      <style:text-properties fo:language="es" fo:country="VE" fo:font-style="normal" officeooo:rsid="009dee24" officeooo:paragraph-rsid="0096c487" style:font-style-asian="normal" style:font-style-complex="normal"/>
    </style:style>
    <style:style style:name="P94" style:family="paragraph" style:parent-style-name="Standard">
      <style:paragraph-properties fo:text-align="justify" style:justify-single-word="false"/>
      <style:text-properties fo:language="es" fo:country="VE" fo:font-style="normal" officeooo:rsid="009dee24" officeooo:paragraph-rsid="0096c487" style:font-style-asian="normal" style:font-style-complex="normal"/>
    </style:style>
    <style:style style:name="P95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2c642" style:font-style-asian="normal" style:font-style-complex="normal"/>
    </style:style>
    <style:style style:name="P96" style:family="paragraph" style:parent-style-name="Standard">
      <style:paragraph-properties fo:text-align="justify" style:justify-single-word="false"/>
      <style:text-properties fo:language="es" fo:country="VE" fo:font-style="normal" officeooo:rsid="005b76ff" officeooo:paragraph-rsid="005b76ff" style:font-style-asian="normal" style:font-style-complex="normal"/>
    </style:style>
    <style:style style:name="P97" style:family="paragraph" style:parent-style-name="Standard">
      <style:paragraph-properties fo:text-align="justify" style:justify-single-word="false"/>
      <style:text-properties fo:language="es" fo:country="VE" fo:font-style="normal" officeooo:rsid="009fba46" officeooo:paragraph-rsid="009fba46" style:font-style-asian="normal" style:font-style-complex="normal"/>
    </style:style>
    <style:style style:name="P98" style:family="paragraph" style:parent-style-name="Standard">
      <style:paragraph-properties fo:text-align="justify" style:justify-single-word="false"/>
      <style:text-properties fo:language="es" fo:country="VE" fo:font-style="normal" officeooo:rsid="00a11b56" officeooo:paragraph-rsid="00a11b56" style:font-style-asian="normal" style:font-style-complex="normal"/>
    </style:style>
    <style:style style:name="P99" style:family="paragraph" style:parent-style-name="Standard">
      <style:paragraph-properties fo:text-align="center" style:justify-single-word="false"/>
      <style:text-properties fo:language="es" fo:country="VE" fo:font-style="normal" officeooo:rsid="00a11b56" officeooo:paragraph-rsid="00a11b56" style:font-style-asian="normal" style:font-style-complex="normal"/>
    </style:style>
    <style:style style:name="P100" style:family="paragraph" style:parent-style-name="Standard">
      <style:paragraph-properties fo:text-align="justify" style:justify-single-word="false"/>
      <style:text-properties fo:language="es" fo:country="VE" fo:font-style="normal" officeooo:rsid="0038e2ab" officeooo:paragraph-rsid="00a6d4d4" style:font-style-asian="normal" style:font-style-complex="normal"/>
    </style:style>
    <style:style style:name="P101" style:family="paragraph" style:parent-style-name="Standard">
      <style:paragraph-properties fo:text-align="justify" style:justify-single-word="false"/>
      <style:text-properties officeooo:paragraph-rsid="00a6d4d4"/>
    </style:style>
    <style:style style:name="P102" style:family="paragraph" style:parent-style-name="Standard">
      <style:paragraph-properties fo:text-align="justify" style:justify-single-word="false"/>
      <style:text-properties officeooo:rsid="001fb241" officeooo:paragraph-rsid="00a6d4d4"/>
    </style:style>
    <style:style style:name="P103" style:family="paragraph" style:parent-style-name="Heading_20_1">
      <style:text-properties fo:language="es" fo:country="VE"/>
    </style:style>
    <style:style style:name="P104" style:family="paragraph" style:parent-style-name="Heading_20_1">
      <style:text-properties style:font-name="Liberation Sans" fo:font-size="18.2000007629395pt" fo:font-weight="bold" officeooo:rsid="001ce995" officeooo:paragraph-rsid="001ce995" style:font-name-asian="DejaVu Sans" style:font-size-asian="18.2000007629395pt" style:font-weight-asian="bold" style:font-name-complex="DejaVu Sans" style:font-size-complex="18.2000007629395pt" style:font-weight-complex="bold"/>
    </style:style>
    <style:style style:name="P105" style:family="paragraph" style:parent-style-name="Heading_20_2">
      <style:text-properties officeooo:paragraph-rsid="00908ebc"/>
    </style:style>
    <style:style style:name="T1" style:family="text">
      <style:text-properties officeooo:rsid="0013d7c4"/>
    </style:style>
    <style:style style:name="T2" style:family="text">
      <style:text-properties fo:font-style="normal" officeooo:rsid="0018bf11" style:font-style-asian="normal" style:font-style-complex="normal"/>
    </style:style>
    <style:style style:name="T3" style:family="text">
      <style:text-properties officeooo:rsid="0018bf11"/>
    </style:style>
    <style:style style:name="T4" style:family="text">
      <style:text-properties fo:language="es" fo:country="VE"/>
    </style:style>
    <style:style style:name="T5" style:family="text">
      <style:text-properties fo:language="es" fo:country="VE" fo:font-style="normal" style:font-style-asian="normal" style:font-style-complex="normal"/>
    </style:style>
    <style:style style:name="T6" style:family="text">
      <style:text-properties fo:language="es" fo:country="VE" fo:font-style="normal" officeooo:rsid="001b1ce9" style:font-style-asian="normal" style:font-style-complex="normal"/>
    </style:style>
    <style:style style:name="T7" style:family="text">
      <style:text-properties fo:language="es" fo:country="VE" fo:font-style="normal" officeooo:rsid="001b87c1" style:font-style-asian="normal" style:font-style-complex="normal"/>
    </style:style>
    <style:style style:name="T8" style:family="text">
      <style:text-properties fo:language="es" fo:country="VE" fo:font-style="normal" officeooo:rsid="001e4d3e" style:font-style-asian="normal" style:font-style-complex="normal"/>
    </style:style>
    <style:style style:name="T9" style:family="text">
      <style:text-properties fo:language="es" fo:country="VE" fo:font-style="normal" officeooo:rsid="00247860" style:font-style-asian="normal" style:font-style-complex="normal"/>
    </style:style>
    <style:style style:name="T10" style:family="text">
      <style:text-properties fo:language="es" fo:country="VE" fo:font-style="normal" officeooo:rsid="0026453d" style:font-style-asian="normal" style:font-style-complex="normal"/>
    </style:style>
    <style:style style:name="T11" style:family="text">
      <style:text-properties fo:language="es" fo:country="VE" fo:font-style="normal" officeooo:rsid="0040508b" style:font-style-asian="normal" style:font-style-complex="normal"/>
    </style:style>
    <style:style style:name="T12" style:family="text">
      <style:text-properties fo:language="es" fo:country="VE" fo:font-style="normal" officeooo:rsid="00422c20" style:font-style-asian="normal" style:font-style-complex="normal"/>
    </style:style>
    <style:style style:name="T13" style:family="text">
      <style:text-properties fo:language="es" fo:country="VE" fo:font-style="normal" officeooo:rsid="0042c642" style:font-style-asian="normal" style:font-style-complex="normal"/>
    </style:style>
    <style:style style:name="T14" style:family="text">
      <style:text-properties fo:language="es" fo:country="VE" fo:font-style="normal" officeooo:rsid="004e7608" style:font-style-asian="normal" style:font-style-complex="normal"/>
    </style:style>
    <style:style style:name="T15" style:family="text">
      <style:text-properties fo:language="es" fo:country="VE" fo:font-style="normal" officeooo:rsid="006e81a7" style:font-style-asian="normal" style:font-style-complex="normal"/>
    </style:style>
    <style:style style:name="T16" style:family="text">
      <style:text-properties fo:language="es" fo:country="VE" fo:font-style="normal" officeooo:rsid="0082f63e" style:font-style-asian="normal" style:font-style-complex="normal"/>
    </style:style>
    <style:style style:name="T17" style:family="text">
      <style:text-properties fo:language="es" fo:country="VE" fo:font-style="normal" officeooo:rsid="00848d24" style:font-style-asian="normal" style:font-style-complex="normal"/>
    </style:style>
    <style:style style:name="T18" style:family="text">
      <style:text-properties fo:language="es" fo:country="VE" fo:font-style="normal" officeooo:rsid="001fb241" style:font-style-asian="normal" style:font-style-complex="normal"/>
    </style:style>
    <style:style style:name="T19" style:family="text">
      <style:text-properties fo:language="es" fo:country="VE" fo:font-style="normal" officeooo:rsid="008592e2" style:font-style-asian="normal" style:font-style-complex="normal"/>
    </style:style>
    <style:style style:name="T20" style:family="text">
      <style:text-properties fo:language="es" fo:country="VE" fo:font-style="normal" officeooo:rsid="00876857" style:font-style-asian="normal" style:font-style-complex="normal"/>
    </style:style>
    <style:style style:name="T21" style:family="text">
      <style:text-properties fo:language="es" fo:country="VE" fo:font-style="normal" officeooo:rsid="0089d1ae" style:font-style-asian="normal" style:font-style-complex="normal"/>
    </style:style>
    <style:style style:name="T22" style:family="text">
      <style:text-properties fo:language="es" fo:country="VE" fo:font-style="normal" officeooo:rsid="004ed735" style:font-style-asian="normal" style:font-style-complex="normal"/>
    </style:style>
    <style:style style:name="T23" style:family="text">
      <style:text-properties fo:language="es" fo:country="VE" fo:font-style="normal" officeooo:rsid="00956b23" style:font-style-asian="normal" style:font-style-complex="normal"/>
    </style:style>
    <style:style style:name="T24" style:family="text">
      <style:text-properties fo:language="es" fo:country="VE" fo:font-style="normal" officeooo:rsid="0096c487" style:font-style-asian="normal" style:font-style-complex="normal"/>
    </style:style>
    <style:style style:name="T25" style:family="text">
      <style:text-properties fo:language="es" fo:country="VE" fo:font-style="normal" officeooo:rsid="009928d9" style:font-style-asian="normal" style:font-style-complex="normal"/>
    </style:style>
    <style:style style:name="T26" style:family="text">
      <style:text-properties fo:language="es" fo:country="VE" fo:font-style="normal" officeooo:rsid="0099fcaf" style:font-style-asian="normal" style:font-style-complex="normal"/>
    </style:style>
    <style:style style:name="T27" style:family="text">
      <style:text-properties fo:language="es" fo:country="VE" fo:font-style="normal" officeooo:rsid="009b66e8" style:font-style-asian="normal" style:font-style-complex="normal"/>
    </style:style>
    <style:style style:name="T28" style:family="text">
      <style:text-properties fo:language="es" fo:country="VE" fo:font-style="normal" officeooo:rsid="00563385" style:font-style-asian="normal" style:font-style-complex="normal"/>
    </style:style>
    <style:style style:name="T29" style:family="text">
      <style:text-properties fo:language="es" fo:country="VE" fo:font-style="normal" officeooo:rsid="009dee24" style:font-style-asian="normal" style:font-style-complex="normal"/>
    </style:style>
    <style:style style:name="T30" style:family="text">
      <style:text-properties fo:language="es" fo:country="VE" fo:font-style="normal" officeooo:rsid="00a18680" style:font-style-asian="normal" style:font-style-complex="normal"/>
    </style:style>
    <style:style style:name="T31" style:family="text">
      <style:text-properties fo:language="es" fo:country="VE" fo:font-style="normal" officeooo:rsid="00a6d4d4" style:font-style-asian="normal" style:font-style-complex="normal"/>
    </style:style>
    <style:style style:name="T32" style:family="text">
      <style:text-properties fo:language="es" fo:country="VE" fo:font-style="normal" fo:font-weight="bold" officeooo:rsid="001b87c1" style:font-style-asian="normal" style:font-weight-asian="bold" style:font-style-complex="normal" style:font-weight-complex="bold"/>
    </style:style>
    <style:style style:name="T33" style:family="text">
      <style:text-properties fo:language="es" fo:country="VE" fo:font-style="normal" fo:font-weight="bold" officeooo:rsid="00a18680" style:font-style-asian="normal" style:font-weight-asian="bold" style:font-style-complex="normal" style:font-weight-complex="bold"/>
    </style:style>
    <style:style style:name="T34" style:family="text">
      <style:text-properties fo:language="es" fo:country="VE" fo:font-style="italic" style:font-style-asian="italic" style:font-style-complex="italic"/>
    </style:style>
    <style:style style:name="T35" style:family="text">
      <style:text-properties fo:language="es" fo:country="VE" officeooo:rsid="0081eb3a"/>
    </style:style>
    <style:style style:name="T36" style:family="text">
      <style:text-properties fo:language="es" fo:country="VE" officeooo:rsid="0021ff55"/>
    </style:style>
    <style:style style:name="T37" style:family="text">
      <style:text-properties officeooo:rsid="0045ca0c"/>
    </style:style>
    <style:style style:name="T38" style:family="text">
      <style:text-properties officeooo:rsid="006b81b4"/>
    </style:style>
    <style:style style:name="T39" style:family="text">
      <style:text-properties officeooo:rsid="0081eb3a"/>
    </style:style>
    <style:style style:name="T40" style:family="text">
      <style:text-properties style:font-name="Liberation Sans" fo:font-size="28pt" fo:language="es" fo:country="VE" fo:font-weight="bold" officeooo:rsid="0081eb3a" style:font-name-asian="DejaVu Sans" style:font-size-asian="28pt" style:font-weight-asian="bold" style:font-name-complex="DejaVu Sans" style:font-size-complex="28pt" style:font-weight-complex="bold"/>
    </style:style>
    <style:style style:name="T41" style:family="text">
      <style:text-properties style:font-name="Liberation Sans" fo:font-size="18.2000007629395pt" fo:font-weight="bold" officeooo:rsid="008aa347" style:font-name-asian="DejaVu Sans" style:font-size-asian="18.2000007629395pt" style:font-weight-asian="bold" style:font-name-complex="DejaVu Sans" style:font-size-complex="18.2000007629395pt" style:font-weight-complex="bold"/>
    </style:style>
    <style:style style:name="T42" style:family="text">
      <style:text-properties officeooo:rsid="00848d24"/>
    </style:style>
    <style:style style:name="T43" style:family="text">
      <style:text-properties officeooo:rsid="0088ddf0"/>
    </style:style>
    <style:style style:name="T44" style:family="text">
      <style:text-properties officeooo:rsid="008c8e6c"/>
    </style:style>
    <style:style style:name="T45" style:family="text">
      <style:text-properties officeooo:rsid="008d737f"/>
    </style:style>
    <style:style style:name="T46" style:family="text">
      <style:text-properties officeooo:rsid="008eda72"/>
    </style:style>
    <style:style style:name="T47" style:family="text">
      <style:text-properties officeooo:rsid="00900cd5"/>
    </style:style>
    <style:style style:name="T48" style:family="text">
      <style:text-properties officeooo:rsid="0097a6bb"/>
    </style:style>
    <style:style style:name="T49" style:family="text">
      <style:text-properties officeooo:rsid="009928d9"/>
    </style:style>
    <style:style style:name="T50" style:family="text">
      <style:text-properties officeooo:rsid="0099fcaf"/>
    </style:style>
    <style:style style:name="T51" style:family="text">
      <style:text-properties officeooo:rsid="009b66e8"/>
    </style:style>
    <style:style style:name="T52" style:family="text">
      <style:text-properties officeooo:rsid="00a6d4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Instalar </text:span><text:span text:style-name="T40">Zabbyx</text:span><text:span text:style-name="T4"> en una Jaula con ezjail en Freebsd 12</text:span></text:p>
      <text:p text:style-name="P5"/>
      <text:h text:style-name="P103" text:outline-level="1"><text:span text:style-name="T1">S</text:span>istema:</text:h>
      <text:p text:style-name="P5"/>
      <text:p text:style-name="P5"><text:tab/>Sistema base: <text:tab/><text:tab/>FreeBSD 12.1-RELEASE</text:p>
      <text:p text:style-name="P5"><text:tab/>memoria:<text:tab/><text:tab/>6Gb.</text:p>
      <text:p text:style-name="P5"><text:tab/>Disco:<text:tab/><text:tab/><text:tab/>500 Gb.</text:p>
      <text:p text:style-name="P10"><text:tab/>Escritorio:<text:tab/><text:tab/>Mate.</text:p>
      <text:p text:style-name="P5"/>
      <text:h text:style-name="P103" text:outline-level="1">Nerworking:</text:h>
      <text:p text:style-name="P5"/>
      <text:p text:style-name="P6"><text:span text:style-name="T1"><text:tab/></text:span><text:span text:style-name="T39">Se crea una red virtual asociada al dispositivo de red re0, configurando /etc/rc.conf mediante: </text:span></text:p>
      <text:p text:style-name="P6"><text:span text:style-name="T39"><text:tab/><text:tab/></text:span>vlans_re0="5"</text:p>
      <text:p text:style-name="P6"><text:span text:style-name="T39"><text:tab/><text:tab/></text:span>ifconfig_re0_5="name jaulas"</text:p>
      <text:p text:style-name="P6"><text:span text:style-name="T39"><text:tab/><text:tab/></text:span>ifconfig_jaulas="inet 10.1.1.1/24"</text:p>
      <text:p text:style-name="P69"/>
      <text:p text:style-name="P69"><text:tab/>La interfaz virtual se llama jaulas.</text:p>
      <text:p text:style-name="P6"/>
      <text:p text:style-name="P8"><text:tab/>Agregamos modificaciones sugeridas por el manual (bridge) a /etc/sysctl.conf</text:p>
      <text:p text:style-name="P8"/>
      <text:p text:style-name="P8"><text:tab/>net.link.bridge.pfil_bridge=0</text:p>
      <text:p text:style-name="P8"><text:tab/>net.link.bridge.pfil_onlyip=0</text:p>
      <text:p text:style-name="P8"><text:tab/>net.link.bridge.pfil_member=0</text:p>
      <text:p text:style-name="P8"/>
      <text:p text:style-name="P83"><text:span text:style-name="T36"><text:tab/></text:span><text:span text:style-name="T35">Se recomienda configurar la </text:span><text:span text:style-name="T36"><text:s/>memoria compartida, </text:span><text:span text:style-name="T35">agregando </text:span><text:span text:style-name="T36">las siguientes lineas a /boot/loader.conf</text:span></text:p>
      <text:p text:style-name="P9"><text:tab/>kern.ipc.shmmni=1024</text:p>
      <text:p text:style-name="P9"><text:tab/>kern.ipc.shmseg=1024</text:p>
      <text:p text:style-name="P9"><text:tab/>kern.ipc.shmall=32768</text:p>
      <text:p text:style-name="P84"/>
      <text:h text:style-name="Heading_20_1" text:outline-level="1">Packet Filter</text:h>
      <text:p text:style-name="P7"/>
      <text:p text:style-name="P7"><text:tab/><text:span text:style-name="T3">Creamos el archivo </text:span><text:span text:style-name="T2">/etc/pf.conf, para que efectúe la traducción de direcciones de nuestros nodos virtuales al dispositivo de red wifi (wlan0) que mantiene conexión con internet.</text:span></text:p>
      <text:p text:style-name="P11"/>
      <text:p text:style-name="P11"><text:tab/>set skip on lo0</text:p>
      <text:p text:style-name="P11"><text:tab/>net_ext=wlan0</text:p>
      <text:p text:style-name="P11"><text:tab/>net_int=bridge0</text:p>
      <text:p text:style-name="P11"><text:soft-page-break/><text:tab/>scrub in on $net_int</text:p>
      <text:p text:style-name="P11"><text:tab/>nat on $net_ext from 10.1.1/24 <text:s/>-&gt; $net_ext</text:p>
      <text:p text:style-name="P11"/>
      <text:p text:style-name="P11"><text:tab/>Agregamos a /etc/rc.conf</text:p>
      <text:p text:style-name="P11"><text:tab/>pf_enable="YES"</text:p>
      <text:p text:style-name="P11"><text:tab/><text:span text:style-name="T38">p</text:span>flog_enable="YES"</text:p>
      <text:p text:style-name="P11"><text:tab/><text:span text:style-name="T38">p</text:span>f_rules="/etc/pf.conf"</text:p>
      <text:p text:style-name="P11"/>
      <text:p text:style-name="P11"><text:tab/>Iniciamos el servicio de packet filter:</text:p>
      <text:p text:style-name="P12"><text:tab/>service pf start o service pf onestart</text:p>
      <text:p text:style-name="P13"/>
      <text:h text:style-name="P104" text:outline-level="1">Creación de la jaula</text:h>
      <text:p text:style-name="P13"/>
      <text:p text:style-name="P13"><text:tab/>Instalamos ezjail, por puertos o pkg (pkg install ezjail). <text:s/>Instalamos posteriormente la jaula base. para ello ejecutamos:</text:p>
      <text:p text:style-name="P14"><text:tab/>ezjail-admin install </text:p>
      <text:p text:style-name="P13"><text:tab/>No instalamos ports en la jaula base para ahorrar espacio, sencillamente montamos la unidad, como veremos posteriormente. <text:s/></text:p>
      <text:p text:style-name="P13"/>
      <text:p text:style-name="P13"><text:tab/>Activamos ezjail en /etc/rc.conf</text:p>
      <text:p text:style-name="P13"><text:tab/>ezjail_enable="YES"</text:p>
      <text:p text:style-name="P13"/>
      <text:p text:style-name="P70"><text:span text:style-name="T6"><text:tab/>Creamos la jaula </text:span><text:span text:style-name="T32">zmtest</text:span><text:span text:style-name="T7"> </text:span><text:span text:style-name="T6">con la dirección ip 10.1.1</text:span><text:span text:style-name="T9">.</text:span><text:span text:style-name="T16">7</text:span><text:span text:style-name="T6"> de la interfaz </text:span><text:span text:style-name="T16">jaulas</text:span><text:span text:style-name="T6">, </text:span><text:span text:style-name="T7">con un espacio reservado de almacenamiento de 20 Gbs. (puede omitir la opción) </text:span><text:span text:style-name="T6">mediante:</text:span></text:p>
      <text:p text:style-name="P85"><text:span text:style-name="T6">ezjail-admin create -s 20G <text:s/>"</text:span><text:span text:style-name="T16">jaulas</text:span><text:span text:style-name="T6">|</text:span><text:span text:style-name="T7">10.1.1.</text:span><text:span text:style-name="T16">7</text:span><text:span text:style-name="T6">"</text:span><text:span text:style-name="T7"> </text:span><text:span text:style-name="T17">ZabbyxJail</text:span><text:span text:style-name="T7"> </text:span></text:p>
      <text:p text:style-name="P15"/>
      <text:h text:style-name="Heading_20_1" text:outline-level="1">Instalación de la colección de puertos (montaje)<text:span text:style-name="T42"> </text:span></text:h>
      <text:p text:style-name="P15"/>
      <text:p text:style-name="P40"><text:tab/>Siga estos pasos si desea incluir la colección de puertos dentro de la jula creada</text:p>
      <text:p text:style-name="P15"/>
      <text:p text:style-name="P75"><text:span text:style-name="T7"><text:tab/></text:span><text:span text:style-name="T5">La colección de puertos, a fin de ahorrar el espacio y no tener redundancia de información, la montamos dentro de nuestra jaula, en la ubicación /usr/ports. <text:s/>Para ello creamos el directorio correspondiente (aún en el sistema host), mediante </text:span></text:p>
      <text:p text:style-name="P76"><text:span text:style-name="T5">mkdir /usr/jails/zmtest/usr/ports</text:span><text:span text:style-name="T5"><text:note text:id="ftn1" text:note-class="footnote"><text:note-citation>1</text:note-citation><text:note-body><text:p text:style-name="P1">En caso de existir en la ubicación de la jaula un archivo llamado ports, se puede eliminar, para posteriormente crear el directorio.</text:p></text:note-body></text:note></text:span></text:p>
      <text:p text:style-name="P16"/>
      <text:p text:style-name="P75"><text:span text:style-name="T8"><text:tab/>Modificamos el archivo /</text:span><text:span text:style-name="T5">etc/fstab.</text:span><text:span text:style-name="T8">zmtest, incluyendo:</text:span></text:p>
      <text:p text:style-name="P17"><text:tab/></text:p>
      <text:p text:style-name="P17"><text:tab/>/usr/ports<text:tab/><text:tab/><text:tab/><text:tab/>/usr/jails/zmtest/usr/ports<text:tab/>nullfs rw 0 0</text:p>
      <text:p text:style-name="P17"/>
      <text:p text:style-name="P17"><text:tab/></text:p>
      <text:p text:style-name="P17"/>
      <text:h text:style-name="Heading_20_1" text:outline-level="1"><text:soft-page-break/>Configuración interna de la jaula</text:h>
      <text:p text:style-name="P18"/>
      <text:p text:style-name="P78"><text:span text:style-name="T5"><text:tab/></text:span><text:span text:style-name="T9">Creamos el archivo /</text:span><text:span text:style-name="T8">usr/jails/zmtest/</text:span><text:span text:style-name="T9">etc/resolv.conf con el siguiente contenido:</text:span></text:p>
      <text:p text:style-name="P19"><text:tab/>nameserver 8.8.8.8</text:p>
      <text:p text:style-name="P19"><text:tab/>nameserver 8.8.4.4</text:p>
      <text:p text:style-name="P19"><text:tab/></text:p>
      <text:p text:style-name="P79"><text:span text:style-name="T5"><text:tab/>Asimismo editamos el archivo /</text:span><text:span text:style-name="T8">usr/jails/zmtest/</text:span><text:span text:style-name="T5">etc/hosts, el cual debe contener para nuestro local host (::1, 127.0.0.1, 10.1.1.</text:span><text:span text:style-name="T19">7</text:span><text:span text:style-name="T5">), un nombre fqdn (nombre de dominio calificado:</text:span></text:p>
      <text:p text:style-name="P19"><text:tab/></text:p>
      <text:p text:style-name="P72"><text:span text:style-name="T18"><text:tab/>::1<text:tab/><text:tab/><text:tab/>localhost <text:s/></text:span><text:span text:style-name="T19">zabbyxjail.ve</text:span></text:p>
      <text:p text:style-name="P77"><text:span text:style-name="T9"><text:tab/></text:span><text:span text:style-name="T5">127.0.0.1<text:tab/><text:tab/>localhost </text:span><text:span text:style-name="T19"><text:s/>zabbyxjail.ve</text:span></text:p>
      <text:p text:style-name="P20"/>
      <text:p text:style-name="P20"><text:tab/></text:p>
      <text:p text:style-name="P101"><text:span text:style-name="T10"><text:tab/>Para permitr paquetes icmp (mediante ping) y comprobar conexión, editamos el archivo /usr/local/etc/ezjail/</text:span><text:span text:style-name="T31">ZabbixJail</text:span><text:span text:style-name="T10">, ubicamos la línea export jail_</text:span><text:span text:style-name="T31">ZabbixJail</text:span><text:span text:style-name="T10">_parameters="" y la editamos:</text:span></text:p>
      <text:p text:style-name="P102"><text:span text:style-name="T10"><text:tab/></text:span><text:span text:style-name="T5">export jail_</text:span><text:span text:style-name="T31">ZabbixJail</text:span><text:span text:style-name="T5">_parameters="allow.raw_sockets=1"</text:span></text:p>
      <text:p text:style-name="P60"><text:tab/>Igualmente en esta linea anexamos uso de memoria compratida, obteniendo finalmente</text:p>
      <text:p text:style-name="P102"><text:span text:style-name="T21"><text:tab/></text:span><text:span text:style-name="T20">export jail_</text:span><text:span text:style-name="T31">ZabbixJail</text:span><text:span text:style-name="T20">_parameters="allow.raw_sockets=1 allow.sysvipc=1"</text:span></text:p>
      <text:p text:style-name="P20"/>
      <text:p text:style-name="P100"><text:tab/>Procedemos iniciar la jaula (ezjail-admin start <text:span text:style-name="T52">ZabbixJail</text:span>), y logearnos en la consola (ezjail-admin console <text:span text:style-name="T52">ZabbixJail</text:span>). <text:s/>Comprobamos conexión ip</text:p>
      <text:p text:style-name="P22"><text:tab/>ping -c4 www.cantv.com</text:p>
      <text:p text:style-name="P22"/>
      <text:p text:style-name="P23"><text:tab/>Actualizamos la base de datos de paquetes</text:p>
      <text:p text:style-name="P24">pkg update</text:p>
      <text:p text:style-name="P25"><text:tab/><text:tab/></text:p>
      <text:p text:style-name="P25"><text:tab/><text:span text:style-name="T37">Actualizamos la zona horaria y la fecha mediante</text:span></text:p>
      <text:p text:style-name="P26">tzsetup</text:p>
      <text:p text:style-name="P21"/>
      <text:p text:style-name="P41"><text:tab/>Asignamos una clave al usuario root (passwd).<text:span text:style-name="T43"> <text:s/>Asimismo instalamos otros paquetes básicos <text:s/></text:span></text:p>
      <text:p text:style-name="P41"/>
      <text:p text:style-name="P42">pkg install -y nano xauth bash sudo mc</text:p>
      <text:h text:style-name="Heading_20_1" text:outline-level="1">Creación del servidor <text:span text:style-name="T41">zabbix</text:span></text:h>
      <text:p text:style-name="P23"/>
      <text:p text:style-name="P44"><text:tab/>Instalamos los paquetes corresponidnete al servidor y al frontend (aplicacion web).</text:p>
      <text:p text:style-name="P45">pkg install -y zabbix5-server zabbix5-frontend</text:p>
      <text:p text:style-name="P28"/>
      <text:p text:style-name="P46"><text:tab/>Copiamos el archivo de configuración de ejemplo como el archivo de configuración por defecto del servidor Zabbix</text:p>
      <text:p text:style-name="P46"/>
      <text:p text:style-name="P46"><text:tab/>cp /usr/local/etc/zabbix5/zabbix_server.conf{.sample,}</text:p>
      <text:p text:style-name="P46"/>
      <text:p text:style-name="P46"><text:tab/>Verificamos el usuario DBUser=zabbix. <text:s/>Originalmente no tiene clave de accesso, se puede agregar descomentando DBPassword y asignamos la misma clave que crearemos para el usuario de base de datos MySQL.</text:p>
      <text:p text:style-name="P46"/>
      <text:p text:style-name="P46"><text:soft-page-break/><text:span text:style-name="T45"><text:tab/></text:span>LogFile=/var/log/zabbix_server.log</text:p>
      <text:p text:style-name="P46"/>
      <text:p text:style-name="P61"><text:tab/>Cambiamos los permisos del archivo log</text:p>
      <text:p text:style-name="P62">touch /var/log/zabbix_server.log</text:p>
      <text:p text:style-name="P62">chown zabbix:wheel <text:s/>/var/log/zabbix_server.log</text:p>
      <text:p text:style-name="P50"><text:tab/></text:p>
      <text:p text:style-name="P49"><text:span text:style-name="T46"><text:tab/></text:span>Activamos el servico en /etc/rc.conf</text:p>
      <text:p text:style-name="P48"/>
      <text:p text:style-name="P47"><text:span text:style-name="T44">sysrc </text:span>zabbix_server_enable = "YES"</text:p>
      <text:p text:style-name="P51"><text:tab/>Activamos el servicio</text:p>
      <text:p text:style-name="P52">service zabbix_server start</text:p>
      <text:h text:style-name="Heading_20_2" text:outline-level="2"><text:span text:style-name="T11">D</text:span><text:span text:style-name="T5">esactivar sendmail</text:span></text:h>
      <text:p text:style-name="P29"><text:tab/>Motivado a que es un servicio que no utilizaremos, lo desactivamos añadiendo las siguientes lineas a /etc/rc.conf:</text:p>
      <text:p text:style-name="P29"/>
      <text:p text:style-name="P29"><text:tab/>sendmail_enable="NO"</text:p>
      <text:p text:style-name="P29"><text:tab/>sendmail_submint_enable="NO"</text:p>
      <text:p text:style-name="P29"><text:tab/>sendmail_outbound_enable="NO"</text:p>
      <text:p text:style-name="P29"><text:tab/>sendmail_msp_queue_enable="NO"</text:p>
      <text:p text:style-name="P29"/>
      <text:h text:style-name="P105" text:outline-level="2">Servidor MySql</text:h>
      <text:p text:style-name="P92"><text:tab/>Instalamos mysql-server con la instrucción</text:p>
      <text:p text:style-name="P91">pkg install mysql57-server</text:p>
      <text:p text:style-name="P54"><text:tab/>Agregamos a /etc/rc.conf y luego iniciamos el servicio</text:p>
      <text:p text:style-name="P53"><text:span text:style-name="T47">sysrc </text:span>mysql_enable="YES"</text:p>
      <text:p text:style-name="P43">service mysql-server start</text:p>
      <text:p text:style-name="P53"/>
      <text:p text:style-name="P54"><text:tab/>Para obtener la clave de ingreso como root a MySql comprobamos el contenido del archivo <text:s text:c="2"/><text:span text:style-name="T46">/root</text:span>/.mysql_secret, el cual contiene una serie de caracteres numéricos, alfanuméricos y símbolos especiales los cuales ingresamos despues de escribir en consola </text:p>
      <text:p text:style-name="P54"/>
      <text:p text:style-name="P53">mysql -u root -p</text:p>
      <text:p text:style-name="P53"/>
      <text:p text:style-name="P88"><text:span text:style-name="T5"><text:tab/></text:span><text:span text:style-name="T14">Obteniendo el acceso al administrador de base de datos, es conveniente cambiar la clave del usuario root:</text:span></text:p>
      <text:p text:style-name="P86"><text:span text:style-name="T14">ALTER USER 'root'@'localhost' IDENTIFIED WITH mysql_native_password BY 'clave'</text:span><text:span text:style-name="T14"><text:note text:id="ftn2" text:note-class="footnote"><text:note-citation>2</text:note-citation><text:note-body><text:p text:style-name="P4">Escriba la contraseña de usuario de su preferencia</text:p></text:note-body></text:note></text:span><text:span text:style-name="T14">;</text:span></text:p>
      <text:p text:style-name="P58">FLUSH PRIVILEGES;</text:p>
      <text:p text:style-name="P89"><text:span text:style-name="T14">q</text:span><text:span text:style-name="T5">uit;</text:span></text:p>
      <text:p text:style-name="P59"/>
      <text:p text:style-name="P55"><text:tab/>Creamos la base de datos y el usuario respectivo</text:p>
      <text:p text:style-name="P55"/>
      <text:p text:style-name="P57">create database zabbix collate utf8_bin character set utf8;</text:p>
      <text:p text:style-name="P57">create user zabbix@localhost identified by 'password';</text:p>
      <text:p text:style-name="P57"><text:soft-page-break/>grant all privileges on zabbix.* to zabbix@localhost;</text:p>
      <text:p text:style-name="P57">exit</text:p>
      <text:p text:style-name="P57"/>
      <text:p text:style-name="P56"><text:tab/>Copiamos contenido a la base de datos, utilizando las plantillas de Zabbyx:</text:p>
      <text:p text:style-name="P56"/>
      <text:p text:style-name="P87"><text:span text:style-name="T22">mysql -u zabbix -p zabbix &lt; /usr/local/share/zabbix5/server/database/mysql/schema.sql</text:span><text:span text:style-name="T22"><text:note text:id="ftn3" text:note-class="footnote"><text:note-citation>3</text:note-citation><text:note-body><text:p text:style-name="Footnote">MySql solicitará la clave creada para el usuario root del administrador de base de datos.</text:p></text:note-body></text:note></text:span></text:p>
      <text:p text:style-name="P57">mysql -u zabbix -p zabbix &lt; /usr/local/share/zabbix5/server/database/mysql/images.sql</text:p>
      <text:p text:style-name="P57">mysql -u zabbix -p zabbix &lt; /usr/local/share/zabbix5/server/database/mysql/data.sql</text:p>
      <text:p text:style-name="P56"/>
      <text:p text:style-name="P56"/>
      <text:h text:style-name="Heading_20_2" text:outline-level="2">Servidor web NGINX</text:h>
      <text:p text:style-name="P27"/>
      <text:p text:style-name="P27"><text:tab/>Instalamos el servidor mediante </text:p>
      <text:p text:style-name="P80"><text:span text:style-name="T5">pkg install nginx</text:span><text:span text:style-name="T5"><text:note text:id="ftn4" text:note-class="footnote"><text:note-citation>4</text:note-citation><text:note-body><text:p text:style-name="P2">Observe que al finalizar el proceso de instalación de NGINX, el sistema indica la cración del usuario WWW y el grupo WWW.</text:p></text:note-body></text:note></text:span></text:p>
      <text:p text:style-name="P27"/>
      <text:p text:style-name="P64"><text:tab/>Realizamos una copia (.bak) del archivo de configuración de nginx</text:p>
      <text:p text:style-name="P65">cp /usr/local/etc/nginx/nginx.conf{,.bak}</text:p>
      <text:p text:style-name="P27"/>
      <text:p text:style-name="P73"><text:span text:style-name="T24"><text:tab/>El directorio del servidor html está uticado en </text:span><text:span text:style-name="T23">/usr/local/www/zabbix5/</text:span><text:span text:style-name="T29">. <text:s/>Le cambiamos el dueño del directorio</text:span></text:p>
      <text:p text:style-name="P93">chown www <text:s/>/usr/local/www/</text:p>
      <text:p text:style-name="P94"/>
      <text:p text:style-name="P71"><text:span text:style-name="T12"><text:tab/>Sobreescrimos el contenido del archivo de configuración</text:span><text:span text:style-name="T12"><text:note text:id="ftn5" text:note-class="footnote"><text:note-citation>5</text:note-citation><text:note-body><text:p text:style-name="P3">Las lineas comentadas con # pueden ser omitidas.</text:p></text:note-body></text:note></text:span><text:span text:style-name="T12"> (/usr/local/etc/nginx/nginx.conf) con:</text:span></text:p>
      <text:p text:style-name="P30"/>
      <text:p text:style-name="P30">user <text:s/>www;</text:p>
      <text:p text:style-name="P30">worker_processes <text:s/>1;</text:p>
      <text:p text:style-name="P30">error_log /var/log/nginx/error.log info;</text:p>
      <text:p text:style-name="P30"/>
      <text:p text:style-name="P30">events {</text:p>
      <text:p text:style-name="P30"><text:s text:c="4"/>worker_connections <text:s/>1024;</text:p>
      <text:p text:style-name="P30">}</text:p>
      <text:p text:style-name="P30"/>
      <text:p text:style-name="P30">http {</text:p>
      <text:p text:style-name="P30"><text:s text:c="4"/>include <text:s text:c="6"/>mime.types;</text:p>
      <text:p text:style-name="P30"><text:s text:c="4"/>default_type <text:s/>application/octet-stream;</text:p>
      <text:p text:style-name="P30"/>
      <text:p text:style-name="P30"><text:s text:c="4"/>access_log /var/log/nginx/access.log;</text:p>
      <text:p text:style-name="P30"/>
      <text:p text:style-name="P30"><text:s text:c="4"/>sendfile <text:s text:c="7"/>on;</text:p>
      <text:p text:style-name="P30"><text:s text:c="4"/>keepalive_timeout <text:s/>65;</text:p>
      <text:p text:style-name="P30"/>
      <text:p text:style-name="P30"><text:s text:c="4"/>server {</text:p>
      <text:p text:style-name="P30"><text:s text:c="8"/>listen <text:s text:c="6"/>80;</text:p>
      <text:p text:style-name="P71"><text:soft-page-break/><text:span text:style-name="T12"><text:s text:c="8"/>server_name </text:span><text:span text:style-name="T25">10.1.1.7</text:span><text:span text:style-name="T12">;</text:span></text:p>
      <text:p text:style-name="P30"/>
      <text:p text:style-name="P30"><text:s text:c="8"/>root /usr/local/www/zabbix<text:span text:style-name="T49">5</text:span>;</text:p>
      <text:p text:style-name="P30"><text:s text:c="8"/>index index.php index.html;</text:p>
      <text:p text:style-name="P30"/>
      <text:p text:style-name="P30"><text:s text:c="8"/>location / {</text:p>
      <text:p text:style-name="P30"><text:s text:c="16"/>root <text:s text:c="2"/>/usr/local/www/zabbix<text:span text:style-name="T50">5</text:span>;</text:p>
      <text:p text:style-name="P30"><text:s text:c="16"/>index <text:s/>index.php index.html;</text:p>
      <text:p text:style-name="P30"><text:s text:c="8"/>}</text:p>
      <text:p text:style-name="P30"/>
      <text:p text:style-name="P30"><text:s text:c="8"/>location ~ \.php$ {</text:p>
      <text:p text:style-name="P30"><text:s text:c="16"/>fastcgi_pass 127.0.0.1:9000;</text:p>
      <text:p text:style-name="P30"><text:s text:c="16"/>fastcgi_index index.php;</text:p>
      <text:p text:style-name="P30"><text:s text:c="16"/>fastcgi_param PHP_VALUE "</text:p>
      <text:p text:style-name="P30"><text:s text:c="18"/>max_execution_time = 300</text:p>
      <text:p text:style-name="P30"><text:s text:c="18"/>memory_limit = 128M</text:p>
      <text:p text:style-name="P30"><text:s text:c="18"/>post_max_size = 16M</text:p>
      <text:p text:style-name="P30"><text:s text:c="18"/>upload_max_filesize = 2M</text:p>
      <text:p text:style-name="P30"><text:s text:c="18"/>max_input_time = 300</text:p>
      <text:p text:style-name="P71"><text:span text:style-name="T12"><text:s text:c="18"/>date.timezone = </text:span><text:span text:style-name="T26">America/Caracas</text:span></text:p>
      <text:p text:style-name="P30"><text:s text:c="18"/>always_populate_raw_post_data = -1</text:p>
      <text:p text:style-name="P30"><text:s text:c="16"/>";</text:p>
      <text:p text:style-name="P30"><text:s text:c="16"/>fastcgi_param SCRIPT_FILENAME $document_root$fastcgi_script_name;</text:p>
      <text:p text:style-name="P30"><text:s text:c="16"/>try_files $uri =404;</text:p>
      <text:p text:style-name="P30"><text:s text:c="16"/>include fastcgi_params;</text:p>
      <text:p text:style-name="P30"><text:s text:c="8"/>}</text:p>
      <text:p text:style-name="P30"><text:s text:c="4"/>}</text:p>
      <text:p text:style-name="P30">}</text:p>
      <text:p text:style-name="P30"/>
      <text:p text:style-name="P81"><text:span text:style-name="T12">(</text:span><text:span text:style-name="T5">fin de archivo)</text:span></text:p>
      <text:p text:style-name="P31"/>
      <text:p text:style-name="P66"><text:tab/>Para obtener el valor de date.timezone, podemos consultar <text:a xlink:type="simple" xlink:href="https://www.php.net/manual/en/timezones.php" text:style-name="Internet_20_link" text:visited-style-name="Visited_20_Internet_20_Link">https://www.php.net/manual/en/timezones.php</text:a>.</text:p>
      <text:p text:style-name="P66"/>
      <text:p text:style-name="P66"/>
      <text:p text:style-name="P31"><text:tab/>Habilitamos e iniciamos el servidor</text:p>
      <text:p text:style-name="P32">sysrc nginx_enable="YES"</text:p>
      <text:p text:style-name="P32">service nginx start</text:p>
      <text:p text:style-name="P30"/>
      <text:p text:style-name="P33"><text:tab/></text:p>
      <text:p text:style-name="P67"><text:tab/>Creamos el archivo de configuración en blanco y le otorgamos permisos de usuario</text:p>
      <text:p text:style-name="P68">touch /usr/local/www/zabbix5/conf/zabbix.conf.php</text:p>
      <text:p text:style-name="P68">chown www /usr/local/www/zabbix5/conf/zabbix.conf.php</text:p>
      <text:h text:style-name="Heading_20_1" text:outline-level="1">Servicio php-fpm</text:h>
      <text:p text:style-name="P63"/>
      <text:p text:style-name="P63"/>
      <text:p text:style-name="P82"><text:span text:style-name="T5"><text:tab/>Anexamos las siguientes lineas al contenido del archivo <text:s/></text:span><text:span text:style-name="T15">/</text:span><text:span text:style-name="T13">usr/local/etc/php-fpm.conf</text:span></text:p>
      <text:p text:style-name="P34"><text:soft-page-break/><text:span text:style-name="T48"><text:tab/></text:span>listen = 127.0.0.1:9000</text:p>
      <text:p text:style-name="P34"><text:span text:style-name="T48"><text:tab/></text:span>listen.owner = www</text:p>
      <text:p text:style-name="P34"><text:span text:style-name="T48"><text:tab/></text:span>listen.group = www</text:p>
      <text:p text:style-name="P34"><text:span text:style-name="T48"><text:tab/></text:span>listen.mode = 0660</text:p>
      <text:p text:style-name="P33"><text:tab/></text:p>
      <text:p text:style-name="P33"/>
      <text:p text:style-name="P39"><text:tab/>Habilitamos php-fpm al inicio y arrancamos el servicio:</text:p>
      <text:p text:style-name="P35">sysrc php_fpm_enable="YES"</text:p>
      <text:p text:style-name="P35">service php-fpm start</text:p>
      <text:h text:style-name="Heading_20_3" text:outline-level="3">Interfaz web</text:h>
      <text:p text:style-name="P36"/>
      <text:p text:style-name="P36"><text:tab/>Ingresamos en el navegador la dirección de la jaula y la respectiva ruta</text:p>
      <text:p text:style-name="P37">http://10.1.1.<text:span text:style-name="T51">7</text:span>/<text:span text:style-name="T51">index.php</text:span></text:p>
      <text:p text:style-name="P36"/>
      <text:p text:style-name="P74"><text:span text:style-name="T28"><text:tab/></text:span><text:span text:style-name="T27">Carga automáticamente el asistente de instalación de la aplicación</text:span><text:span text:style-name="T30">. <text:s/>Para finalizar una vez concluida la configuración, ingresa mediante el usuario </text:span><text:span text:style-name="T33">Admin</text:span><text:span text:style-name="T30"> y la contraseña </text:span><text:span text:style-name="T33">zabbix</text:span><text:span text:style-name="T30">.</text:span></text:p>
      <text:p text:style-name="P38"/>
      <text:p text:style-name="P96"><text:tab/></text:p>
      <text:h text:style-name="Heading_20_2" text:outline-level="2">Error de conexion de base de datos</text:h>
      <text:p text:style-name="P97"><text:tab/>Durante la configuración del servidor, en la instalación de zabbix_server 5.0.2, se obtuvo el siguiente error al momento de establecer conexión con la base de datos de MySql:</text:p>
      <text:p text:style-name="P97"/>
      <text:p text:style-name="P97">"Unsupported charset or collation for tables: host_discovery, history_str, media_type_param, graphs_items, media, httpstep_field, ..."</text:p>
      <text:p text:style-name="P97"/>
      <text:p text:style-name="P90"><text:span text:style-name="T5"><text:tab/>Este error se solventa reemplazando el juego de carateres de las bases de datos de zabbix por utf8 y utf8_bin. <text:s/>Copie el siguiente script llamado </text:span><text:span text:style-name="T34">mycollate.sh</text:span><text:span text:style-name="T5"> y otorgue permisos de ejecución (chmod +x mycollate.sh)</text:span></text:p>
      <text:p text:style-name="P97"/>
      <text:p text:style-name="P97">#!/bin/bash</text:p>
      <text:p text:style-name="P97"># mycollate.sh &lt;database&gt; [&lt;charset&gt; &lt;collation&gt;]</text:p>
      <text:p text:style-name="P97"># changes MySQL/MariaDB charset and collation for one database - all tables and</text:p>
      <text:p text:style-name="P97"># all columns in all tables</text:p>
      <text:p text:style-name="P97">DB="$1"</text:p>
      <text:p text:style-name="P97">CHARSET="$2"</text:p>
      <text:p text:style-name="P97">COLL="$3"</text:p>
      <text:p text:style-name="P97">[ -n "$DB" ] || exit 1</text:p>
      <text:p text:style-name="P97">[ -n "$CHARSET" ] || CHARSET="utf8mb4"</text:p>
      <text:p text:style-name="P97">[ -n "$COLL" ] || COLL="utf8mb4_general_ci"</text:p>
      <text:p text:style-name="P97">echo $DB</text:p>
      <text:p text:style-name="P97">echo "ALTER DATABASE $DB CHARACTER SET $CHARSET COLLATE $COLL;" | mysql</text:p>
      <text:p text:style-name="P97">echo "USE $DB; SHOW TABLES;" | mysql -s | (</text:p>
      <text:p text:style-name="P97">while read TABLE; do</text:p>
      <text:p text:style-name="P97">echo $DB.$TABLE</text:p>
      <text:p text:style-name="P97">echo "ALTER TABLE $TABLE CONVERT TO CHARACTER SET $CHARSET COLLATE $COLL;" | mysql $DB</text:p>
      <text:p text:style-name="P97"><text:soft-page-break/>done</text:p>
      <text:p text:style-name="P97">)</text:p>
      <text:p text:style-name="P97"/>
      <text:p text:style-name="P97">--fin del archivo--</text:p>
      <text:p text:style-name="P97"/>
      <text:p text:style-name="P98"><text:tab/>Antes de ejecutar el script elimine la solicitud de contraseña para el usuario root de la base de datos MySql.</text:p>
      <text:p text:style-name="P98"/>
      <text:p text:style-name="P99"><text:tab/>mysql -u root -p </text:p>
      <text:p text:style-name="P98"><text:tab/>alter user root@localhost identified by '';</text:p>
      <text:p text:style-name="P98"><text:tab/>flush privileges;</text:p>
      <text:p text:style-name="P98"><text:tab/>quit</text:p>
      <text:p text:style-name="P98"/>
      <text:p text:style-name="P98"><text:tab/>Ejecute el script con</text:p>
      <text:p text:style-name="P98"/>
      <text:p text:style-name="P99">source <text:s/>mycollate.sh zabbix utf8 utf8_bin</text:p>
      <text:p text:style-name="P98"/>
      <text:p text:style-name="P98"/>
      <text:p text:style-name="P9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16T16:23:52.750618814</meta:creation-date>
    <dc:date>2020-08-29T16:23:18.066216091</dc:date>
    <meta:editing-duration>PT19H35M52S</meta:editing-duration>
    <meta:editing-cycles>117</meta:editing-cycles>
    <meta:generator>LibreOffice/7.0.0.3$FreeBSD_X86_64 LibreOffice_project/00$Build-3</meta:generator>
    <meta:document-statistic meta:table-count="0" meta:image-count="0" meta:object-count="0" meta:page-count="8" meta:paragraph-count="220" meta:word-count="1255" meta:character-count="10083" meta:non-whitespace-character-count="8493"/>
  </office:meta>
</office:document-meta>
</file>